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5080d" officeooo:paragraph-rsid="0015080d"/>
    </style:style>
    <style:style style:name="P2" style:family="paragraph" style:parent-style-name="Standard">
      <style:text-properties fo:font-size="20pt" fo:font-weight="bold" officeooo:rsid="0015080d" officeooo:paragraph-rsid="0015080d" style:font-size-asian="20pt" style:font-weight-asian="bold" style:font-size-complex="20pt" style:font-weight-complex="bold"/>
    </style:style>
    <style:style style:name="P3" style:family="paragraph" style:parent-style-name="Standard">
      <style:text-properties fo:font-size="12pt" fo:font-weight="normal" officeooo:rsid="0015080d" officeooo:paragraph-rsid="0015080d" style:font-size-asian="10.5pt" style:font-weight-asian="normal" style:font-size-complex="12pt" style:font-weight-complex="normal"/>
    </style:style>
    <style:style style:name="P4" style:family="paragraph" style:parent-style-name="Text_20_body">
      <style:text-properties fo:font-size="12pt" fo:font-weight="normal" officeooo:rsid="0015080d" officeooo:paragraph-rsid="0015080d" style:font-size-asian="10.5pt" style:font-weight-asian="normal" style:font-size-complex="12pt" style:font-weight-complex="normal"/>
    </style:style>
    <style:style style:name="P5" style:family="paragraph" style:parent-style-name="Standard">
      <style:text-properties fo:font-size="12pt" fo:font-weight="normal" officeooo:rsid="0015080d" officeooo:paragraph-rsid="0015080d" style:font-size-asian="12pt" style:font-weight-asian="normal" style:font-size-complex="12pt" style:font-weight-complex="normal"/>
    </style:style>
    <style:style style:name="P6" style:family="paragraph" style:parent-style-name="Standard">
      <style:text-properties officeooo:rsid="0015d44a" officeooo:paragraph-rsid="0015d44a"/>
    </style:style>
    <style:style style:name="P7" style:family="paragraph" style:parent-style-name="Text_20_body">
      <style:text-properties officeooo:paragraph-rsid="0018335d"/>
    </style:style>
    <style:style style:name="P8" style:family="paragraph" style:parent-style-name="Standard" style:list-style-name="L1">
      <style:text-properties fo:font-size="12pt" fo:font-weight="normal" officeooo:rsid="0015080d" officeooo:paragraph-rsid="0015080d" style:font-size-asian="12pt" style:font-weight-asian="normal" style:font-size-complex="12pt" style:font-weight-complex="normal"/>
    </style:style>
    <style:style style:name="P9" style:family="paragraph" style:parent-style-name="Standard">
      <style:text-properties fo:font-size="12pt" fo:font-weight="normal" officeooo:rsid="0015080d" officeooo:paragraph-rsid="0015080d" style:font-size-asian="10.5pt" style:font-weight-asian="normal" style:font-size-complex="12pt" style:font-weight-complex="normal"/>
    </style:style>
    <style:style style:name="P10" style:family="paragraph" style:parent-style-name="Standard">
      <style:text-properties fo:font-size="14pt" fo:font-weight="bold" officeooo:rsid="001b8c81" officeooo:paragraph-rsid="001b8c81" style:font-size-asian="14pt" style:font-weight-asian="bold" style:font-size-complex="14pt" style:font-weight-complex="bold"/>
    </style:style>
    <style:style style:name="P11" style:family="paragraph" style:parent-style-name="Standard">
      <style:text-properties fo:font-size="14pt" fo:font-weight="bold" officeooo:rsid="0015080d" officeooo:paragraph-rsid="0015080d" style:font-size-asian="14pt" style:font-weight-asian="bold" style:font-size-complex="14pt" style:font-weight-complex="bold"/>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4">
      <style:paragraph-properties fo:margin-top="0in" fo:margin-bottom="0in" style:contextual-spacing="false"/>
    </style:style>
    <style:style style:name="P16" style:family="paragraph" style:parent-style-name="Text_20_body">
      <style:text-properties fo:font-size="12pt" fo:font-weight="normal" officeooo:rsid="0015080d" officeooo:paragraph-rsid="0015080d" style:font-size-asian="10.5pt" style:font-weight-asian="normal" style:font-size-complex="12pt" style:font-weight-complex="normal"/>
    </style:style>
    <style:style style:name="P17" style:family="paragraph" style:parent-style-name="Text_20_body">
      <style:text-properties fo:font-size="12pt" fo:font-weight="normal" officeooo:rsid="0015080d" officeooo:paragraph-rsid="001b8c81" style:font-size-asian="10.5pt" style:font-weight-asian="normal" style:font-size-complex="12pt" style:font-weight-complex="normal"/>
    </style:style>
    <style:style style:name="P18" style:family="paragraph" style:parent-style-name="Text_20_body" style:list-style-name="L6">
      <style:text-properties officeooo:paragraph-rsid="001b8c81"/>
    </style:style>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0">
      <style:paragraph-properties fo:margin-top="0in" fo:margin-bottom="0in" style:contextual-spacing="false"/>
    </style:style>
    <style:style style:name="T1" style:family="text">
      <style:text-properties fo:font-size="12pt" officeooo:rsid="0015080d" style:font-size-asian="10.5pt" style:font-size-complex="12pt"/>
    </style:style>
    <style:style style:name="T2" style:family="text">
      <style:text-properties fo:font-size="12pt" fo:font-weight="normal" officeooo:rsid="0015080d" style:font-size-asian="10.5pt" style:font-weight-asian="normal" style:font-size-complex="12pt" style:font-weight-complex="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nstraint deep learning</text:p>
      <text:p text:style-name="P2"/>
      <text:p text:style-name="P5">by integrating constraints into the construction and training of neural networks, you can guarantee desirable behaviour in safety-critical scenarios where such guarantees are paramount.</text:p>
      <text:p text:style-name="P5">Desirable properties:</text:p>
      <text:list xml:id="list950449513" text:style-name="L1">
        <text:list-item>
          <text:p text:style-name="P8">monotonicity </text:p>
        </text:list-item>
        <text:list-item>
          <text:p text:style-name="P8">boundedness</text:p>
        </text:list-item>
        <text:list-item>
          <text:p text:style-name="P8">robustness </text:p>
        </text:list-item>
      </text:list>
      <text:p text:style-name="P3"/>
      <text:p text:style-name="P3"/>
      <text:p text:style-name="P3">A Fully Input Convex Neural Network (FICNN) is a type of neural network architecture designed to ensure that the output of the network is a convex function with respect to its inputs. This property is particularly useful in applications where the convexity of the model is desired or required, such as in optimization problems, control systems, and certain types of predictive modeling.</text:p>
      <text:p text:style-name="P3"/>
      <text:p text:style-name="P3">When dealing with a convex function contaminated with sinusoidal noise, the resulting function becomes non-convex due to the oscillatory nature of the noise. The goal of using a Fully Input Convex Neural Network (FICNN) in this scenario is to learn the underlying convex function despite the presence of the noise.</text:p>
      <text:p text:style-name="P3"/>
      <text:p text:style-name="P7"><text:span text:style-name="Strong_20_Emphasis"><text:span text:style-name="T1">Kalman Filter:</text:span></text:span><text:span text:style-name="T2"> Designed for state estimation in time-series data, particularly for systems that evolve over time.</text:span></text:p>
      <text:p text:style-name="P7"><text:span text:style-name="Strong_20_Emphasis">FICNN:</text:span> Designed for learning and approximating convex functions from noisy data, often in static datasets.</text:p>
      <text:p text:style-name="P4"><text:span text:style-name="Strong_20_Emphasis">Kalman Filter:</text:span></text:p>
      <text:list xml:id="list76879436" text:style-name="L2">
        <text:list-item>
          <text:p text:style-name="P12">A spacecraft's position and velocity are being tracked using radar measurements. The Kalman Filter continuously updates the state estimates of the spacecraft’s position and velocity based on noisy radar data.</text:p>
        </text:list-item>
      </text:list>
      <text:p text:style-name="Text_20_body"><text:span text:style-name="Strong_20_Emphasis">FICNN:</text:span></text:p>
      <text:list xml:id="list1743055504" text:style-name="L3">
        <text:list-item>
          <text:p text:style-name="P13">Predicting the remaining useful life (RUL) of a machine component where the degradation process is convex over time. The FICNN learns the underlying convex degradation pattern from noisy sensor data to make robust RUL predictions.</text:p>
        </text:list-item>
      </text:list>
      <text:p text:style-name="Text_20_body">In summary, while both Kalman Filters and FICNNs address noise and provide smooth estimates, they are fundamentally different tools designed for different types of problems. The Kalman Filter is best suited for dynamic state estimation in time-series data, whereas FICNNs are used for learning and approximating convex functions in potentially noisy datasets.</text:p>
      <text:p text:style-name="P3"/>
      <text:p text:style-name="P10">Monotonicity</text:p>
      <text:p text:style-name="P3"/>
      <text:p text:style-name="P3">Monotonicity in neural networks is an important property that can enhance reliability and predictability, particularly in safety-critical applications.</text:p>
      <text:p text:style-name="P3"/>
      <text:p text:style-name="P3">Monotonicity in neural networks ensures that the relationship between inputs and outputs follows a predictable pattern. This property is critical in applications where an increase (or decrease) in input should logically lead to an increase (or decrease) in output.</text:p>
      <text:p text:style-name="P3"><text:soft-page-break/></text:p>
      <text:p text:style-name="P4"><text:span text:style-name="Strong_20_Emphasis">Safety-Critical Systems:</text:span></text:p>
      <text:list xml:id="list3377819163" text:style-name="L4">
        <text:list-item>
          <text:p text:style-name="P15"><text:span text:style-name="Strong_20_Emphasis">Autonomous Vehicles:</text:span> Ensures that sensor readings leading to riskier situations (e.g., closer proximity to obstacles) correspond to higher alert levels or more cautious behaviors.</text:p>
        </text:list-item>
        <text:list-item>
          <text:p text:style-name="P14"><text:span text:style-name="Strong_20_Emphasis">Medical Diagnosis:</text:span> Guarantees that worsening patient metrics lead to more urgent alerts or interventions.</text:p>
        </text:list-item>
      </text:list>
      <text:p text:style-name="P4"><text:span text:style-name="Strong_20_Emphasis">Predictive Maintenance:</text:span></text:p>
      <text:list xml:id="list3295410998" text:style-name="L6">
        <text:list-item>
          <text:p text:style-name="P18">Ensures that as machinery wear and tear indicators increase, the predicted remaining useful life (RUL) decreases monotonically.</text:p>
        </text:list-item>
      </text:list>
      <text:p text:style-name="P17"><text:span text:style-name="Strong_20_Emphasis">Finance:</text:span></text:p>
      <text:list xml:id="list284935749" text:style-name="L9">
        <text:list-item>
          <text:p text:style-name="P20">In credit scoring, ensures that worsening financial indicators lead to a decrease in the credit score.</text:p>
        </text:list-item>
      </text:list>
      <text:p text:style-name="P17"><text:span text:style-name="Strong_20_Emphasis"/></text:p>
      <text:p text:style-name="P17"><text:span text:style-name="Strong_20_Emphasis"/></text:p>
      <text:p text:style-name="P17"><text:span text:style-name="Strong_20_Emphasis"/></text:p>
      <text:p text:style-name="P17"><text:span text:style-name="Strong_20_Emphasis">Role of Non-Negative Weights:</text:span></text:p>
      <text:list xml:id="list3488196752" text:style-name="L10">
        <text:list-item>
          <text:p text:style-name="P22">In a neural network, the output is computed through a series of weighted sums and activation functions. For the network to be monotonically increasing, increasing any input should result in an increase (or at least not a decrease) in the output.</text:p>
        </text:list-item>
        <text:list-item>
          <text:p text:style-name="P22">If the weights are non-negative, increasing an input will either increase the weighted sum or leave it unchanged, depending on the weight value. This ensures that the output of the neural network will either increase or stay the same when an input increases, thereby maintaining monotonicity.</text:p>
        </text:list-item>
        <text:list-item>
          <text:p text:style-name="P21">Conversely, if any weights were negative, increasing an input could decrease the weighted sum, potentially making the output decrease and violating the monotonicity condition.</text:p>
        </text:list-item>
      </text:list>
      <text:p text:style-name="P17"><text:span text:style-name="Strong_20_Emphasis"/></text:p>
      <text:p text:style-name="P3"/>
      <text:p text:style-name="P3"/>
      <text:p text:style-name="P3"/>
      <text:p text:style-name="P11">Lipschitz Continuity</text:p>
      <text:p text:style-name="P3"/>
      <text:p text:style-name="P3"/>
      <text:p text:style-name="P3"/>
      <text:p text:style-name="P4">By enforcing Lipschitz continuity, neural networks can be made more robust and reliable, enhancing their performance in real-world applications where robustness is critical.</text:p>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
      <text:p text:style-name="P1">reference:</text:p>
      <text:p text:style-name="P1">github:https: //github.com/matlab-deep-learning/constrained-deep-learning</text:p>
      <text:p text:style-name="P1"/>
      <text:p text:style-name="P6">for pytorch c++:</text:p>
      <text:p text:style-name="P6">https://github.com/prabhuomkar/pytorch-cpp</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2T10:01:59.963504957</meta:creation-date>
    <dc:date>2024-06-13T16:37:23.516414906</dc:date>
    <meta:editing-duration>PT4H28M51S</meta:editing-duration>
    <meta:editing-cycles>4</meta:editing-cycles>
    <meta:generator>LibreOffice/7.3.7.2$Linux_X86_64 LibreOffice_project/30$Build-2</meta:generator>
    <meta:document-statistic meta:table-count="0" meta:image-count="0" meta:object-count="0" meta:page-count="3" meta:paragraph-count="35" meta:word-count="588" meta:character-count="4083" meta:non-whitespace-character-count="3540"/>
  </office:meta>
</office:document-meta>
</file>